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1-30" calcext:value-type="date">
            <text:p>30/11/2025</text:p>
          </table:table-cell>
          <table:table-cell table:style-name="ce33" office:value-type="string" calcext:value-type="string">
            <text:p>Mens. 1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2-15" calcext:value-type="date">
            <text:p>15/1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2-31" calcext:value-type="date">
            <text:p>31/12/2025</text:p>
          </table:table-cell>
          <table:table-cell table:style-name="ce33" office:value-type="string" calcext:value-type="string">
            <text:p>Mens. 1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6-01-15" calcext:value-type="date">
            <text:p>15/01/2026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7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57:26.1450559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6-01-20">00/00/0000</text:date></text:span><text:span text:style-name="MT6"><text:s/>- </text:span><text:span text:style-name="MT6"><text:time style:data-style-name="N2" text:time-value="16:57:26.1499086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57:26.158409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4:02</meta:creation-date>
    <dc:date>2026-01-20T16:57:53.154550500</dc:date>
    <dc:language>pt-PT</dc:language>
    <meta:editing-cycles>697</meta:editing-cycles>
    <meta:editing-duration>PT21H25M40S</meta:editing-duration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